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To determine the minimum potential energy as a function of N, we fit the data for known values of N and potential energy (obtained from Wikipedia, but partially verified by simulation approaching the stated minima) to a quadratic curve, which had a correlation coefficient differing from unity by less than one part in one million for N &gt; 300.</text:p>
      <text:p text:style-name="Standard"><text:tab/>This curve was of the form 0.0713(N^0.5) – 0.552(N^1.5) + 0.500(N^2) – 0.0264(atan(N)), with potential energy being calculated as <text:span text:style-name="T1">Σ</text:span><text:span text:style-name="T2">1/|r| for all unique pairs of nodes. <text:s/>From this, the tolerance could be calculated dynamically with N, and defined as some constant proportion above the minimum, rather than a constant amount.</text:span></text:p>
      <text:p text:style-name="P1"><text:tab/>We ran a grid search on the optimal parameters for N = 100. <text:s/>Our utility function was defined as U(net) = (minimumPotential – actualPotential) – (iterationParameter/100), and our search went from 0.1 to 3.0 in gamma with a resolution of 0.1, 0.0 to 2.0 in tolerance with a resolution of 0.1, and 10 to 200 in iterations with a resolution of 10. <text:s/>The results – optimal gamma, tolerance, and iterations of 2.8, 0.6, and 40 – were used as the initial point for a genetic algorith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3T10:01:29</meta:creation-date>
    <dc:date>2013-06-13T15:51:28</dc:date>
    <meta:editing-duration>P0D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3" meta:word-count="195" meta:character-count="1147" meta:non-whitespace-character-count="949"/>
  </office:meta>
</office:document-meta>
</file>